
<file path=META-INF/manifest.xml><?xml version="1.0" encoding="utf-8"?>
<ns0:manifest xmlns:ns0="urn:oasis:names:tc:opendocument:xmlns:manifest:1.0" ns0:version="1.2">
  <ns0:file-entry ns0:full-path="/" ns0:version="1.2" ns0:media-type="application/vnd.oasis.opendocument.text"/>
  <ns0:file-entry ns0:full-path="Thumbnails/thumbnail.png" ns0:media-type="image/png"/>
  <ns0:file-entry ns0:full-path="content.xml" ns0:media-type="text/xml"/>
  <ns0:file-entry ns0:full-path="styles.xml" ns0:media-type="text/xml"/>
  <ns0:file-entry ns0:full-path="meta.xml" ns0:media-type="text/xml"/>
  <ns0:file-entry ns0:full-path="settings.xml" ns0:media-type="text/xml"/>
  <ns0:file-entry ns0:full-path="Configurations2/accelerator/current.xml" ns0:media-type=""/>
  <ns0:file-entry ns0:full-path="Configurations2/" ns0:media-type="application/vnd.sun.xml.ui.configuration"/>
  <ns0:file-entry ns0:full-path="manifest.rdf" ns0:media-type="application/rdf+xml"/>
</ns0:manifest>
</file>

<file path=content.xml><?xml version="1.0" encoding="utf-8"?>
<office:document-content xmlns:office="urn:oasis:names:tc:opendocument:xmlns:office:1.0" xmlns:officeooo="http://openoffice.org/2009/office" xmlns:style="urn:oasis:names:tc:opendocument:xmlns:style:1.0" xmlns:svg="urn:oasis:names:tc:opendocument:xmlns:svg-compatible:1.0" xmlns:text="urn:oasis:names:tc:opendocument:xmlns:text:1.0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9459b" officeooo:paragraph-rsid="0019459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ello, World!</text:p>
    </office:text>
  </office:body>
</office:document-content>
</file>

<file path=styles.xml><?xml version="1.0" encoding="utf-8"?>
<office:document-styles xmlns:ns3="urn:oasis:names:tc:opendocument:xmlns:drawing:1.0" xmlns:ns4="urn:oasis:names:tc:opendocument:xmlns:xsl-fo-compatible:1.0" xmlns:ns5="urn:oasis:names:tc:opendocument:xmlns:table:1.0" xmlns:ns6="urn:org:documentfoundation:names:experimental:office:xmlns:loext:1.0" xmlns:office="urn:oasis:names:tc:opendocument:xmlns:office:1.0" xmlns:style="urn:oasis:names:tc:opendocument:xmlns:style:1.0" xmlns:svg="urn:oasis:names:tc:opendocument:xmlns:svg-compatible:1.0" xmlns:text="urn:oasis:names:tc:opendocument:xmlns:text:1.0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ns3:fill-color="#729fcf" ns4:wrap-option="no-wrap" ns3:shadow-offset-x="0.1181in" ns3:shadow-offset-y="0.1181in" ns3:start-line-spacing-horizontal="0.1114in" ns3:start-line-spacing-vertical="0.1114in" ns3:end-line-spacing-horizontal="0.1114in" ns3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ns4:font-size="12pt" ns4:language="it" ns4:country="I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ns4:orphans="2" ns4:widows="2" ns4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ns4:font-size="12pt" ns4:language="it" ns4:country="I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ns4:hyphenate="false" ns4:hyphenation-remain-char-count="2" ns4:hyphenation-push-char-count="2"/>
    </style:default-style>
    <style:default-style style:family="table">
      <style:table-properties ns5:border-model="collapsing"/>
    </style:default-style>
    <style:default-style style:family="table-row">
      <style:table-row-properties ns4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ns4:margin-top="0.1665in" ns4:margin-bottom="0.0835in" ns6:contextual-spacing="false" ns4:keep-with-next="always"/>
      <style:text-properties style:font-name="Liberation Sans" ns4:font-family="'Liberation Sans'" style:font-family-generic="swiss" style:font-pitch="variable" ns4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ns4:margin-top="0in" ns4:margin-bottom="0.0972in" ns6:contextual-spacing="false" ns4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ns4:margin-top="0.0835in" ns4:margin-bottom="0.0835in" ns6:contextual-spacing="false" text:number-lines="false" text:line-number="0"/>
      <style:text-properties ns4:font-size="12pt" ns4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linenumbering-configuration text:number-lines="false" text:offset="0.1965in" style:num-format="1" text:number-position="left" text:increment="5"/>
    <text:notes-configuration text:note-class="footnote" style:num-format="1" text:start-value="0" text:footnotes-position="page" text:start-numbering-at="document"/>
    <text:notes-configuration text:note-class="endnote" style:num-format="i" text:start-value="0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ns4:text-indent="-0.3in" ns4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ns4:text-indent="-0.4in" ns4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ns4:text-indent="-0.5in" ns4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ns4:text-indent="-0.6in" ns4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ns4:text-indent="-0.7in" ns4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ns4:text-indent="-0.8in" ns4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ns4:text-indent="-0.9in" ns4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ns4:text-indent="-1in" ns4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ns4:text-indent="-1.1in" ns4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ns4:text-indent="-1.2in" ns4:margin-left="1.2in"/>
        </style:list-level-properties>
      </text:outline-level-style>
    </text:outline-style>
  </office:styles>
  <office:automatic-styles>
    <style:page-layout style:name="Mpm1">
      <style:page-layout-properties ns4:page-width="8.2681in" ns4:page-height="11.6929in" style:num-format="1" style:print-orientation="portrait" ns4:margin-top="0.7874in" ns4:margin-bottom="0.7874in" ns4:margin-left="0.7874in" ns4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